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300000174BF35CAC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dit where credits due:</text:p>
      <text:p text:style-name="Standard">Research references: <text:line-break/>Insight Into the x86-64 Bare PC Application Boot/Load/Run Methodology</text:p>
      <text:p text:style-name="Standard">StackOverflow (Many users helped answer my questions)</text:p>
      <text:p text:style-name="Standard">Google Fu</text:p>
      <text:p text:style-name="Standard"/>
      <text:p text:style-name="Standard">SAXTON HALE OS</text:p>
      <text:p text:style-name="Standard">Property DAAMAAAAAGGEE!!</text:p>
      <text:p text:style-name="Standard">-Justin Yang</text:p>
      <text:p text:style-name="Standard"/>
      <text:p text:style-name="Standard">Build Instructions:</text:p>
      <text:p text:style-name="Standard"/>
      <text:list xml:id="list8463605771" text:style-name="L1">
        <text:list-item>
          <text:p text:style-name="P2">Install NASM</text:p>
        </text:list-item>
        <text:list-item>
          <text:p text:style-name="P2">Run $ make</text:p>
        </text:list-item>
        <text:list-item>
          <text:p text:style-name="P2">Load “Disk.img” onto VirtualBox, Qemu, or Bosch</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
      <text:p text:style-name="P1">Boot Methodology and Process:</text:p>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Files added by the custom Image Maker are added right after each other. This saves us from having to implement a search function to find our kernel. We just load the sector after our boot sector to the location we specify.</text:p>
      <text:p text:style-name="Standard"/>
      <text:p text:style-name="Standard">HaleOS loads sectors containing the OS image (11 sectors in total) to/from 0x1000:0x0000 (Physical Address: 0x10000). This is the 1MB address. Sectors loaded from here can now be accessed in protected and 64 bit modes. </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Printing to Screen w/ direct memory manipula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18T23:18:38</dc:date>
    <dc:creator>Justin </dc:creator>
    <meta:editing-duration>PT7M59S</meta:editing-duration>
    <meta:editing-cycles>10</meta:editing-cycles>
    <meta:generator>LibreOffice/3.5$Linux_X86_64 LibreOffice_project/350m1$Build-2</meta:generator>
    <meta:document-statistic meta:table-count="0" meta:image-count="1" meta:object-count="0" meta:page-count="3" meta:paragraph-count="17" meta:word-count="215" meta:character-count="1307" meta:non-whitespace-character-count="1107"/>
  </office:meta>
</office:document-meta>
</file>